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681cm"/>
    </style:style>
    <style:style style:name="co13" style:family="table-column">
      <style:table-column-properties fo:break-before="auto" style:column-width="0.653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d428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>
      <style:table-cell-properties fo:border-bottom="0.06pt solid #b7b7b7" fo:background-color="#ffde59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11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57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57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57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57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57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57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 DEUX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 DEUX</text:p>
          </table:table-cell>
          <table:covered-table-cell table:number-columns-repeated="9"/>
          <table:covered-table-cell table:style-name="ce146"/>
          <table:covered-table-cell table:number-columns-repeated="3" table:style-name="ce53"/>
          <table:covered-table-cell table:style-name="ce66"/>
          <table:table-cell table:style-name="ce155" office:value-type="string" calcext:value-type="string" table:number-columns-spanned="5" table:number-rows-spanned="1">
            <text:p>PHASE TROIS</text:p>
          </table:table-cell>
          <table:covered-table-cell table:number-columns-repeated="3" table:style-name="ce53"/>
          <table:covered-table-cell table:style-name="ce66"/>
          <table:table-cell table:number-columns-repeated="16311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146" office:value-type="string" calcext:value-type="string" table:number-columns-spanned="5" table:number-rows-spanned="1">
            <text:p>SEMAINE 13</text:p>
          </table:table-cell>
          <table:covered-table-cell table:number-columns-repeated="3" table:style-name="ce53"/>
          <table:covered-table-cell table:style-name="ce66"/>
          <table:table-cell table:number-columns-repeated="16311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152" office:value-type="string" calcext:value-type="string">
            <text:p>L</text:p>
          </table:table-cell>
          <table:table-cell table:number-columns-repeated="2" table:style-name="ce152" office:value-type="string" calcext:value-type="string">
            <text:p>M</text:p>
          </table:table-cell>
          <table:table-cell table:style-name="ce152" office:value-type="string" calcext:value-type="string">
            <text:p>J</text:p>
          </table:table-cell>
          <table:table-cell table:style-name="ce152" office:value-type="string" calcext:value-type="string">
            <text:p>V</text:p>
          </table:table-cell>
          <table:table-cell table:number-columns-repeated="16311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176" table:number-columns-repeated="6"/>
            <table:table-cell table:style-name="ce62" table:number-columns-repeated="20"/>
            <table:table-cell table:style-name="ce176"/>
            <table:table-cell table:style-name="ce62" table:number-columns-repeated="28"/>
            <table:table-cell table:style-name="ce101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110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5"/>
            <table:table-cell table:style-name="ce73" table:number-columns-repeated="6"/>
            <table:table-cell table:style-name="ce61" table:number-columns-repeated="46"/>
            <table:table-cell table:style-name="ce102" table:number-columns-repeated="6"/>
            <table:table-cell table:number-columns-repeated="16311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Architecture &amp; moteur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, gravité et collision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2-03" calcext:value-type="date">
              <text:p>03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110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2" table:number-columns-repeated="13"/>
            <table:table-cell table:style-name="ce79" table:number-columns-repeated="45"/>
            <table:table-cell table:style-name="ce101" table:number-columns-repeated="5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Map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115" office:value-type="percentage" office:value="0.9" calcext:value-type="percentage">
              <text:p>9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45"/>
            <table:table-cell table:style-name="ce102" table:number-columns-repeated="5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rchitecture du joueur et ennemis</text:p>
            </table:table-cell>
            <table:table-cell table:style-name="ce23" office:value-type="string" calcext:value-type="string">
              <text:p>Théo/Mathis/Alban</text:p>
            </table:table-cell>
            <table:table-cell table:style-name="ce30" office:value-type="date" office:date-value="2026-02-03" calcext:value-type="date">
              <text:p>03/02/26</text:p>
            </table:table-cell>
            <table:table-cell table:style-name="ce30" office:value-type="date" office:date-value="2026-03-17" calcext:value-type="date">
              <text:p>17/03/26</text:p>
            </table:table-cell>
            <table:table-cell table:style-name="ce23" table:formula="of:=DAYS360([.E17];[.F17])" office:value-type="float" office:value="44" calcext:value-type="float">
              <text:p>44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5"/>
            <table:table-cell table:style-name="ce172" table:number-columns-repeated="27"/>
            <table:table-cell table:style-name="ce61" table:number-columns-repeated="17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4-02" calcext:value-type="date">
              <text:p>2.4</text:p>
            </table:table-cell>
            <table:table-cell table:style-name="ce21" office:value-type="string" calcext:value-type="string">
              <text:p>Système de Caméra</text:p>
            </table:table-cell>
            <table:table-cell table:style-name="ce23" office:value-type="string" calcext:value-type="string">
              <text:p>Théo/Eloau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18];[.F18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Mouvement et contrôle</text:p>
            </table:table-cell>
            <table:table-cell table:style-name="ce23" office:value-type="string" calcext:value-type="string">
              <text:p>Alban/Théo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10" calcext:value-type="date">
              <text:p>10/03/26</text:p>
            </table:table-cell>
            <table:table-cell table:style-name="ce23" table:formula="of:=DAYS360([.E19];[.F19])" office:value-type="float" office:value="30" calcext:value-type="float">
              <text:p>30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20"/>
            <table:table-cell table:style-name="ce61" table:number-columns-repeated="19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Système d’animation(marche, saut, mort)</text:p>
            </table:table-cell>
            <table:table-cell table:style-name="ce23" office:value-type="string" calcext:value-type="string">
              <text:p>Théo Mathis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date" office:date-value="2026-03-03" calcext:value-type="date">
              <text:p>03/03/26</text:p>
            </table:table-cell>
            <table:table-cell table:style-name="ce23" table:formula="of:=DAYS360([.E20];[.F20])" office:value-type="float" office:value="23" calcext:value-type="float">
              <text:p>23</text:p>
            </table:table-cell>
            <table:table-cell table:style-name="ce115" office:value-type="percentage" office:value="1" calcext:value-type="percentage">
              <text:p>10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15"/>
            <table:table-cell table:style-name="ce61" table:number-columns-repeated="24"/>
            <table:table-cell table:style-name="ce102" table:number-columns-repeated="6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7-02" calcext:value-type="date">
              <text:p>2.7</text:p>
            </table:table-cell>
            <table:table-cell table:style-name="ce21" office:value-type="string" calcext:value-type="string">
              <text:p>Interface, Menu &amp; Music</text:p>
            </table:table-cell>
            <table:table-cell table:style-name="ce23" office:value-type="string" calcext:value-type="string">
              <text:p>Elouan/Alb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21];[.F21])" office:value-type="string" office:string-value="" calcext:value-type="error">
              <text:p>#VALUE!</text:p>
            </table:table-cell>
            <table:table-cell table:style-name="ce115" office:value-type="percentage" office:value="0.6" calcext:value-type="percentage">
              <text:p>6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10"/>
            <table:table-cell table:style-name="ce172" table:number-columns-repeated="40"/>
            <table:table-cell table:style-name="ce102" table:number-columns-repeated="5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8-02" calcext:value-type="date">
              <text:p>2.8</text:p>
            </table:table-cell>
            <table:table-cell table:style-name="ce21" office:value-type="string" calcext:value-type="string">
              <text:p>Correction codes/bug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22];[.F22])" office:value-type="string" office:string-value="" calcext:value-type="error">
              <text:p>#VALUE!</text:p>
            </table:table-cell>
            <table:table-cell table:style-name="ce115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2" table:number-columns-repeated="5"/>
            <table:table-cell table:style-name="ce61" table:number-columns-repeated="20"/>
            <table:table-cell table:style-name="ce172" table:number-columns-repeated="30"/>
            <table:table-cell table:style-name="ce102" table:number-columns-repeated="5"/>
            <table:table-cell table:number-columns-repeated="16311"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Test &amp; Finiti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61"/>
          <table:table-cell table:number-columns-repeated="16311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Test Unitaire</text:p>
            </table:table-cell>
            <table:table-cell table:style-name="ce23" office:value-type="string" calcext:value-type="string">
              <text:p>Tout le monde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57"/>
            <table:table-cell table:style-name="ce101"/>
            <table:table-cell table:style-name="ce153" table:number-columns-repeated="3"/>
            <table:table-cell table:style-name="ce101" table:number-columns-repeated="2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Debug et optimisation</text:p>
            </table:table-cell>
            <table:table-cell table:style-name="ce23" office:value-type="string" calcext:value-type="string">
              <text:p>Tout le monde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7"/>
            <table:table-cell table:style-name="ce102"/>
            <table:table-cell table:style-name="ce153" table:number-columns-repeated="3"/>
            <table:table-cell table:style-name="ce102" table:number-columns-repeated="2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110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/>
            <table:table-cell table:style-name="ce153" table:number-columns-repeated="3"/>
            <table:table-cell table:style-name="ce102" table:number-columns-repeated="2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18-04-03" calcext:value-type="date">
              <text:p>3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 office:value-type="string" calcext:value-type="string">
              <text:p>Théo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8"/>
            <table:table-cell table:style-name="ce62" table:number-columns-repeated="4"/>
            <table:table-cell table:style-name="ce61" table:number-columns-repeated="45"/>
            <table:table-cell table:style-name="ce102"/>
            <table:table-cell table:style-name="ce153" table:number-columns-repeated="3"/>
            <table:table-cell table:style-name="ce102" table:number-columns-repeated="2"/>
            <table:table-cell table:number-columns-repeated="16311"/>
          </table:table-row>
          <table:table-row table:style-name="ro3">
            <table:table-cell table:style-name="ce6"/>
            <table:table-cell table:style-name="ce14" office:value-type="date" office:date-value="2026-05-03" calcext:value-type="date">
              <text:p>3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 office:value-type="string" calcext:value-type="string">
              <text:p>Tout le monde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54"/>
            <table:table-cell table:style-name="ce173" table:number-columns-repeated="3"/>
            <table:table-cell table:style-name="ce191" table:number-columns-repeated="3"/>
            <table:table-cell table:style-name="ce153" table:number-columns-repeated="3"/>
            <table:table-cell table:number-columns-repeated="16311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6">
          <table:table-cell table:number-columns-repeated="16384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2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H16:'Diagramme de Gantt'.H2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0:16:21.991914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3T10:23:26.292052857</dc:date>
    <meta:editing-duration>PT1H11M49S</meta:editing-duration>
    <meta:editing-cycles>13</meta:editing-cycles>
    <meta:generator>LibreOffice/24.2.7.2$Linux_X86_64 LibreOffice_project/420$Build-2</meta:generator>
    <meta:document-statistic meta:table-count="1" meta:cell-count="209" meta:object-count="0"/>
  </office:meta>
</office:document-meta>
</file>